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0.072cm" svg:y="33.846cm">
            <draw:object draw:notify-on-update-of-ranges="Φύλλο1.A68:Φύλλο1.A77 Φύλλο1.B67:Φύλλο1.B67 Φύλλο1.B68:Φύλλο1.B77 Φύλλο1.C67:Φύλλο1.C67 Φύλλο1.C68:Φύλλο1.C77 Φύλλο1.D67:Φύλλο1.D67 Φύλλο1.D68:Φύλλο1.D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2042" calcext:value-type="percentage">
            <text:p>20,42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387" calcext:value-type="percentage">
            <text:p>13,87%</text:p>
          </table:table-cell>
          <table:table-cell table:style-name="ce6" office:value-type="percentage" office:value="0.0958" calcext:value-type="percentage">
            <text:p>9,58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table:style-name="ce6" office:value-type="percentage" office:value="0.126" calcext:value-type="percentage">
            <text:p>12,60%</text:p>
          </table:table-cell>
          <table:table-cell table:style-name="ce6" office:value-type="percentage" office:value="0.1686" calcext:value-type="percentage">
            <text:p>16,86%</text:p>
          </table:table-cell>
          <table:table-cell table:style-name="ce6" office:value-type="percentage" office:value="0.1136" calcext:value-type="percentage">
            <text:p>11,36%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table:style-name="ce6" office:value-type="percentage" office:value="0.1169" calcext:value-type="percentage">
            <text:p>11,69%</text:p>
          </table:table-cell>
          <table:table-cell table:style-name="ce6" office:value-type="percentage" office:value="0.1435" calcext:value-type="percentage">
            <text:p>14,35%</text:p>
          </table:table-cell>
          <table:table-cell table:style-name="ce6" office:value-type="percentage" office:value="0.0895" calcext:value-type="percentage">
            <text:p>8,95%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table:style-name="ce6" office:value-type="percentage" office:value="0.1422" calcext:value-type="percentage">
            <text:p>14,22%</text:p>
          </table:table-cell>
          <table:table-cell table:style-name="ce6" office:value-type="percentage" office:value="0.1479" calcext:value-type="percentage">
            <text:p>14,79%</text:p>
          </table:table-cell>
          <table:table-cell table:style-name="ce6" office:value-type="percentage" office:value="0.1168" calcext:value-type="percentage">
            <text:p>11,6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table:style-name="ce6" office:value-type="percentage" office:value="0.1227" calcext:value-type="percentage">
            <text:p>12,27%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1031" calcext:value-type="percentage">
            <text:p>10,31%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table:style-name="ce6" office:value-type="percentage" office:value="0.1372" calcext:value-type="percentage">
            <text:p>13,72%</text:p>
          </table:table-cell>
          <table:table-cell table:style-name="ce6" office:value-type="percentage" office:value="0.1459" calcext:value-type="percentage">
            <text:p>14,59%</text:p>
          </table:table-cell>
          <table:table-cell table:style-name="ce6" office:value-type="percentage" office:value="0.1108" calcext:value-type="percentage">
            <text:p>11,08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table:style-name="ce6" office:value-type="percentage" office:value="0.133" calcext:value-type="percentage">
            <text:p>13,30%</text:p>
          </table:table-cell>
          <table:table-cell table:style-name="ce6" office:value-type="percentage" office:value="0.1938" calcext:value-type="percentage">
            <text:p>19,38%</text:p>
          </table:table-cell>
          <table:table-cell table:style-name="ce6" office:value-type="percentage" office:value="0.1045" calcext:value-type="percentage">
            <text:p>10,45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table:style-name="ce6" office:value-type="percentage" office:value="0.1448" calcext:value-type="percentage">
            <text:p>14,48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96" calcext:value-type="percentage">
            <text:p>11,96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table:style-name="ce6" office:value-type="percentage" office:value="0.1409" calcext:value-type="percentage">
            <text:p>14,09%</text:p>
          </table:table-cell>
          <table:table-cell table:style-name="ce6" office:value-type="percentage" office:value="0.1976" calcext:value-type="percentage">
            <text:p>19,76%</text:p>
          </table:table-cell>
          <table:table-cell table:style-name="ce6" office:value-type="percentage" office:value="0.1218" calcext:value-type="percentage">
            <text:p>12,18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table:style-name="ce6" office:value-type="percentage" office:value="0.1508" calcext:value-type="percentage">
            <text:p>15,08%</text:p>
          </table:table-cell>
          <table:table-cell table:style-name="ce6" office:value-type="percentage" office:value="0.1645" calcext:value-type="percentage">
            <text:p>16,45%</text:p>
          </table:table-cell>
          <table:table-cell table:style-name="ce6" office:value-type="percentage" office:value="0.1254" calcext:value-type="percentage">
            <text:p>12,5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table:style-name="ce6" office:value-type="percentage" office:value="0.1161" calcext:value-type="percentage">
            <text:p>11,61%</text:p>
          </table:table-cell>
          <table:table-cell table:style-name="ce6" office:value-type="percentage" office:value="0.1463" calcext:value-type="percentage">
            <text:p>14,63%</text:p>
          </table:table-cell>
          <table:table-cell table:style-name="ce6" office:value-type="percentage" office:value="0.1009" calcext:value-type="percentage">
            <text:p>10,09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table:style-name="ce6" office:value-type="percentage" office:value="0.1368" calcext:value-type="percentage">
            <text:p>13,68%</text:p>
          </table:table-cell>
          <table:table-cell table:style-name="ce6" office:value-type="percentage" office:value="0.153" calcext:value-type="percentage">
            <text:p>15,30%</text:p>
          </table:table-cell>
          <table:table-cell table:style-name="ce6" office:value-type="percentage" office:value="0.1148" calcext:value-type="percentage">
            <text:p>11,48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578" calcext:value-type="percentage">
            <text:p>15,78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table:style-name="ce6" office:value-type="percentage" office:value="0.1399" calcext:value-type="percentage">
            <text:p>13,99%</text:p>
          </table:table-cell>
          <table:table-cell table:style-name="ce6" office:value-type="percentage" office:value="0.1654" calcext:value-type="percentage">
            <text:p>16,54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table:style-name="ce6" office:value-type="percentage" office:value="0.105" calcext:value-type="percentage">
            <text:p>10,50%</text:p>
          </table:table-cell>
          <table:table-cell table:style-name="ce6" office:value-type="percentage" office:value="0.1419" calcext:value-type="percentage">
            <text:p>14,19%</text:p>
          </table:table-cell>
          <table:table-cell table:style-name="ce6" office:value-type="percentage" office:value="0.0935" calcext:value-type="percentage">
            <text:p>9,35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table:style-name="ce6" office:value-type="percentage" office:value="0.1172" calcext:value-type="percentage">
            <text:p>11,72%</text:p>
          </table:table-cell>
          <table:table-cell table:style-name="ce6" office:value-type="percentage" office:value="0.1299" calcext:value-type="percentage">
            <text:p>12,99%</text:p>
          </table:table-cell>
          <table:table-cell table:style-name="ce6" office:value-type="percentage" office:value="0.0936" calcext:value-type="percentage">
            <text:p>9,36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table:style-name="ce6" office:value-type="percentage" office:value="0.1384" calcext:value-type="percentage">
            <text:p>13,84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13" calcext:value-type="percentage">
            <text:p>11,1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table:style-name="ce6" office:value-type="percentage" office:value="0.1177" calcext:value-type="percentage">
            <text:p>11,77%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0878" calcext:value-type="percentage">
            <text:p>8,7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table:style-name="ce6" office:value-type="percentage" office:value="0.118" calcext:value-type="percentage">
            <text:p>11,80%</text:p>
          </table:table-cell>
          <table:table-cell table:style-name="ce6" office:value-type="percentage" office:value="0.1625" calcext:value-type="percentage">
            <text:p>16,25%</text:p>
          </table:table-cell>
          <table:table-cell table:style-name="ce6" office:value-type="percentage" office:value="0.1039" calcext:value-type="percentage">
            <text:p>10,39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:.B11])" office:value-type="percentage" office:value="0.1379" calcext:value-type="percentage">
            <text:p>13,79%</text:p>
          </table:table-cell>
          <table:table-cell table:style-name="ce1" table:formula="of:=AVERAGE([.C2:.C11])" office:value-type="percentage" office:value="0.15578" calcext:value-type="percentage">
            <text:p>15,58%</text:p>
          </table:table-cell>
          <table:table-cell table:style-name="ce1" table:formula="of:=AVERAGE([.D2:.D11])" office:value-type="percentage" office:value="0.11326" calcext:value-type="percentage">
            <text:p>11,33%</text:p>
          </table:table-cell>
          <table:table-cell table:style-name="ce1" table:formula="of:=AVERAGE([.E2:.E11])" office:value-type="percentage" office:value="0.1174" calcext:value-type="percentage">
            <text:p>11,74%</text:p>
          </table:table-cell>
          <table:table-cell table:style-name="ce1" table:formula="of:=AVERAGE([.F2:.F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I2:.I11])" office:value-type="percentage" office:value="0.12382" calcext:value-type="percentage">
            <text:p>12,38%</text:p>
          </table:table-cell>
          <table:table-cell table:style-name="ce1" table:formula="of:=AVERAGE([.J2:.J11])" office:value-type="percentage" office:value="0.16141" calcext:value-type="percentage">
            <text:p>16,14%</text:p>
          </table:table-cell>
          <table:table-cell table:style-name="ce1" table:formula="of:=AVERAGE([.K2:.K11])" office:value-type="percentage" office:value="0.1042" calcext:value-type="percentage">
            <text:p>10,42%</text:p>
          </table:table-cell>
          <table:table-cell table:style-name="ce1" table:formula="of:=AVERAGE([.L2:.L11])" office:value-type="percentage" office:value="0.10967" calcext:value-type="percentage">
            <text:p>10,97%</text:p>
          </table:table-cell>
          <table:table-cell table:style-name="ce1" table:formula="of:=AVERAGE([.M2:.M11])" office:value-type="percentage" office:value="0.09911" calcext:value-type="percentage">
            <text:p>9,9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table:style-name="ce6" office:value-type="percentage" office:value="0.1225" calcext:value-type="percentage">
            <text:p>12,25%</text:p>
          </table:table-cell>
          <table:table-cell table:style-name="ce6" office:value-type="percentage" office:value="0.1111" calcext:value-type="percentage">
            <text:p>11,11%</text:p>
          </table:table-cell>
          <table:table-cell table:style-name="ce6" office:value-type="percentage" office:value="0.105" calcext:value-type="percentage">
            <text:p>10,50%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table:style-name="ce6" office:value-type="percentage" office:value="0.0969" calcext:value-type="percentage">
            <text:p>9,69%</text:p>
          </table:table-cell>
          <table:table-cell table:style-name="ce6" office:value-type="percentage" office:value="0.0942" calcext:value-type="percentage">
            <text:p>9,42%</text:p>
          </table:table-cell>
          <table:table-cell table:style-name="ce6" office:value-type="percentage" office:value="0.0765" calcext:value-type="percentage">
            <text:p>7,65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table:style-name="ce6" office:value-type="percentage" office:value="0.1282" calcext:value-type="percentage">
            <text:p>12,82%</text:p>
          </table:table-cell>
          <table:table-cell table:style-name="ce6" office:value-type="percentage" office:value="0.1653" calcext:value-type="percentage">
            <text:p>16,53%</text:p>
          </table:table-cell>
          <table:table-cell table:style-name="ce6" office:value-type="percentage" office:value="0.1096" calcext:value-type="percentage">
            <text:p>10,9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table:style-name="ce6" office:value-type="percentage" office:value="0.1073" calcext:value-type="percentage">
            <text:p>10,73%</text:p>
          </table:table-cell>
          <table:table-cell table:style-name="ce6" office:value-type="percentage" office:value="0.101" calcext:value-type="percentage">
            <text:p>10,10%</text:p>
          </table:table-cell>
          <table:table-cell table:style-name="ce6" office:value-type="percentage" office:value="0.0811" calcext:value-type="percentage">
            <text:p>8,11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table:style-name="ce6" office:value-type="percentage" office:value="0.1246" calcext:value-type="percentage">
            <text:p>12,46%</text:p>
          </table:table-cell>
          <table:table-cell table:style-name="ce6" office:value-type="percentage" office:value="0.1361" calcext:value-type="percentage">
            <text:p>13,61%</text:p>
          </table:table-cell>
          <table:table-cell table:style-name="ce6" office:value-type="percentage" office:value="0.1051" calcext:value-type="percentage">
            <text:p>10,51%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table:style-name="ce6" office:value-type="percentage" office:value="0.1149" calcext:value-type="percentage">
            <text:p>11,49%</text:p>
          </table:table-cell>
          <table:table-cell table:style-name="ce6" office:value-type="percentage" office:value="0.1343" calcext:value-type="percentage">
            <text:p>13,43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table:style-name="ce6" office:value-type="percentage" office:value="0.1069" calcext:value-type="percentage">
            <text:p>10,69%</text:p>
          </table:table-cell>
          <table:table-cell table:style-name="ce6" office:value-type="percentage" office:value="0.1147" calcext:value-type="percentage">
            <text:p>11,47%</text:p>
          </table:table-cell>
          <table:table-cell table:style-name="ce6" office:value-type="percentage" office:value="0.0888" calcext:value-type="percentage">
            <text:p>8,88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table:style-name="ce6" office:value-type="percentage" office:value="0.1078" calcext:value-type="percentage">
            <text:p>10,78%</text:p>
          </table:table-cell>
          <table:table-cell table:style-name="ce6" office:value-type="percentage" office:value="0.1072" calcext:value-type="percentage">
            <text:p>10,72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style-name="ce6" office:value-type="percentage" office:value="0.1247" calcext:value-type="percentage">
            <text:p>12,47%</text:p>
          </table:table-cell>
          <table:table-cell table:style-name="ce6" office:value-type="percentage" office:value="0.1393" calcext:value-type="percentage">
            <text:p>13,93%</text:p>
          </table:table-cell>
          <table:table-cell table:style-name="ce6" office:value-type="percentage" office:value="0.106" calcext:value-type="percentage">
            <text:p>10,60%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0967" calcext:value-type="percentage">
            <text:p>9,67%</text:p>
          </table:table-cell>
          <table:table-cell table:style-name="ce6" office:value-type="percentage" office:value="0.0821" calcext:value-type="percentage">
            <text:p>8,21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table:style-name="ce6" office:value-type="percentage" office:value="0.1242" calcext:value-type="percentage">
            <text:p>12,42%</text:p>
          </table:table-cell>
          <table:table-cell table:style-name="ce6" office:value-type="percentage" office:value="0.1417" calcext:value-type="percentage">
            <text:p>14,17%</text:p>
          </table:table-cell>
          <table:table-cell table:style-name="ce6" office:value-type="percentage" office:value="0.1029" calcext:value-type="percentage">
            <text:p>10,29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table:style-name="ce6" office:value-type="percentage" office:value="0.1093" calcext:value-type="percentage">
            <text:p>10,93%</text:p>
          </table:table-cell>
          <table:table-cell table:style-name="ce6" office:value-type="percentage" office:value="0.1094" calcext:value-type="percentage">
            <text:p>10,94%</text:p>
          </table:table-cell>
          <table:table-cell table:style-name="ce6" office:value-type="percentage" office:value="0.1012" calcext:value-type="percentage">
            <text:p>10,12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91" calcext:value-type="percentage">
            <text:p>19,10%</text:p>
          </table:table-cell>
          <table:table-cell table:style-name="ce6" office:value-type="percentage" office:value="0.1084" calcext:value-type="percentage">
            <text:p>10,84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531" calcext:value-type="percentage">
            <text:p>15,31%</text:p>
          </table:table-cell>
          <table:table-cell table:style-name="ce6" office:value-type="percentage" office:value="0.1102" calcext:value-type="percentage">
            <text:p>11,02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176" calcext:value-type="percentage">
            <text:p>11,76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428" calcext:value-type="percentage">
            <text:p>14,28%</text:p>
          </table:table-cell>
          <table:table-cell table:style-name="ce6" office:value-type="percentage" office:value="0.1156" calcext:value-type="percentage">
            <text:p>11,56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309" calcext:value-type="percentage">
            <text:p>13,09%</text:p>
          </table:table-cell>
          <table:table-cell table:style-name="ce6" office:value-type="percentage" office:value="0.1208" calcext:value-type="percentage">
            <text:p>12,08%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table:style-name="ce6" office:value-type="percentage" office:value="0.1345" calcext:value-type="percentage">
            <text:p>13,45%</text:p>
          </table:table-cell>
          <table:table-cell table:style-name="ce6" office:value-type="percentage" office:value="0.1672" calcext:value-type="percentage">
            <text:p>16,72%</text:p>
          </table:table-cell>
          <table:table-cell table:style-name="ce6" office:value-type="percentage" office:value="0.1144" calcext:value-type="percentage">
            <text:p>11,44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table:style-name="ce6" office:value-type="percentage" office:value="0.1089" calcext:value-type="percentage">
            <text:p>10,89%</text:p>
          </table:table-cell>
          <table:table-cell table:style-name="ce6" office:value-type="percentage" office:value="0.1065" calcext:value-type="percentage">
            <text:p>10,65%</text:p>
          </table:table-cell>
          <table:table-cell table:style-name="ce6" office:value-type="percentage" office:value="0.0987" calcext:value-type="percentage">
            <text:p>9,87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15:.B24])" office:value-type="percentage" office:value="0.12764" calcext:value-type="percentage">
            <text:p>12,76%</text:p>
          </table:table-cell>
          <table:table-cell table:style-name="ce1" table:formula="of:=AVERAGE([.C15:.C24])" office:value-type="percentage" office:value="0.14623" calcext:value-type="percentage">
            <text:p>14,62%</text:p>
          </table:table-cell>
          <table:table-cell table:style-name="ce1" table:formula="of:=AVERAGE([.D15:.D24])" office:value-type="percentage" office:value="0.1066" calcext:value-type="percentage">
            <text:p>10,66%</text:p>
          </table:table-cell>
          <table:table-cell table:style-name="ce1" table:formula="of:=AVERAGE([.E15:.E24])" office:value-type="percentage" office:value="0.11038" calcext:value-type="percentage">
            <text:p>11,04%</text:p>
          </table:table-cell>
          <table:table-cell table:style-name="ce1" table:formula="of:=AVERAGE([.F15:.F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I15:.I24])" office:value-type="percentage" office:value="0.11319" calcext:value-type="percentage">
            <text:p>11,32%</text:p>
          </table:table-cell>
          <table:table-cell table:style-name="ce1" table:formula="of:=AVERAGE([.J15:.J24])" office:value-type="percentage" office:value="0.11087" calcext:value-type="percentage">
            <text:p>11,09%</text:p>
          </table:table-cell>
          <table:table-cell table:style-name="ce1" table:formula="of:=AVERAGE([.K15:.K24])" office:value-type="percentage" office:value="0.09652" calcext:value-type="percentage">
            <text:p>9,65%</text:p>
          </table:table-cell>
          <table:table-cell table:style-name="ce1" table:formula="of:=AVERAGE([.L15:.L24])" office:value-type="percentage" office:value="0.10561" calcext:value-type="percentage">
            <text:p>10,56%</text:p>
          </table:table-cell>
          <table:table-cell table:style-name="ce1" table:formula="of:=AVERAGE([.M15:.M24])" office:value-type="percentage" office:value="0.09183" calcext:value-type="percentage">
            <text:p>9,1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table:style-name="ce6" office:value-type="percentage" office:value="0.0719" calcext:value-type="percentage">
            <text:p>7,19%</text:p>
          </table:table-cell>
          <table:table-cell table:style-name="ce6" office:value-type="percentage" office:value="0.0669" calcext:value-type="percentage">
            <text:p>6,69%</text:p>
          </table:table-cell>
          <table:table-cell table:style-name="ce6" office:value-type="percentage" office:value="0.055" calcext:value-type="percentage">
            <text:p>5,50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table:style-name="ce6" office:value-type="percentage" office:value="0.1871" calcext:value-type="percentage">
            <text:p>18,71%</text:p>
          </table:table-cell>
          <table:table-cell table:style-name="ce6" office:value-type="percentage" office:value="0.1994" calcext:value-type="percentage">
            <text:p>19,94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table:style-name="ce6" office:value-type="percentage" office:value="0.0807" calcext:value-type="percentage">
            <text:p>8,07%</text:p>
          </table:table-cell>
          <table:table-cell table:style-name="ce6" office:value-type="percentage" office:value="0.0881" calcext:value-type="percentage">
            <text:p>8,81%</text:p>
          </table:table-cell>
          <table:table-cell table:style-name="ce6" office:value-type="percentage" office:value="0.067" calcext:value-type="percentage">
            <text:p>6,70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table:style-name="ce6" office:value-type="percentage" office:value="0.1951" calcext:value-type="percentage">
            <text:p>19,51%</text:p>
          </table:table-cell>
          <table:table-cell table:style-name="ce6" office:value-type="percentage" office:value="0.1761" calcext:value-type="percentage">
            <text:p>17,61%</text:p>
          </table:table-cell>
          <table:table-cell table:style-name="ce6" office:value-type="percentage" office:value="0.1159" calcext:value-type="percentage">
            <text:p>11,59%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table:style-name="ce6" office:value-type="percentage" office:value="0.0757" calcext:value-type="percentage">
            <text:p>7,57%</text:p>
          </table:table-cell>
          <table:table-cell table:style-name="ce6" office:value-type="percentage" office:value="0.1168" calcext:value-type="percentage">
            <text:p>11,68%</text:p>
          </table:table-cell>
          <table:table-cell table:style-name="ce6" office:value-type="percentage" office:value="0.0622" calcext:value-type="percentage">
            <text:p>6,2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table:style-name="ce6" office:value-type="percentage" office:value="0.127" calcext:value-type="percentage">
            <text:p>12,70%</text:p>
          </table:table-cell>
          <table:table-cell table:style-name="ce6" office:value-type="percentage" office:value="0.1521" calcext:value-type="percentage">
            <text:p>15,21%</text:p>
          </table:table-cell>
          <table:table-cell table:style-name="ce6" office:value-type="percentage" office:value="0.1056" calcext:value-type="percentage">
            <text:p>10,56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1049" calcext:value-type="percentage">
            <text:p>10,49%</text:p>
          </table:table-cell>
          <table:table-cell table:style-name="ce6" office:value-type="percentage" office:value="0.07" calcext:value-type="percentage">
            <text:p>7,00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table:style-name="ce6" office:value-type="percentage" office:value="0.1812" calcext:value-type="percentage">
            <text:p>18,12%</text:p>
          </table:table-cell>
          <table:table-cell table:style-name="ce6" office:value-type="percentage" office:value="0.219" calcext:value-type="percentage">
            <text:p>21,90%</text:p>
          </table:table-cell>
          <table:table-cell table:style-name="ce6" office:value-type="percentage" office:value="0.1284" calcext:value-type="percentage">
            <text:p>12,84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table:style-name="ce6" office:value-type="percentage" office:value="0.0832" calcext:value-type="percentage">
            <text:p>8,32%</text:p>
          </table:table-cell>
          <table:table-cell table:style-name="ce6" office:value-type="percentage" office:value="0.1064" calcext:value-type="percentage">
            <text:p>10,64%</text:p>
          </table:table-cell>
          <table:table-cell table:style-name="ce6" office:value-type="percentage" office:value="0.0499" calcext:value-type="percentage">
            <text:p>4,99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table:style-name="ce6" office:value-type="percentage" office:value="0.1646" calcext:value-type="percentage">
            <text:p>16,46%</text:p>
          </table:table-cell>
          <table:table-cell table:style-name="ce6" office:value-type="percentage" office:value="0.1879" calcext:value-type="percentage">
            <text:p>18,79%</text:p>
          </table:table-cell>
          <table:table-cell table:style-name="ce6" office:value-type="percentage" office:value="0.1304" calcext:value-type="percentage">
            <text:p>13,04%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table:style-name="ce6" office:value-type="percentage" office:value="0.1222" calcext:value-type="percentage">
            <text:p>12,22%</text:p>
          </table:table-cell>
          <table:table-cell table:style-name="ce6" office:value-type="percentage" office:value="0.1438" calcext:value-type="percentage">
            <text:p>14,38%</text:p>
          </table:table-cell>
          <table:table-cell table:style-name="ce6" office:value-type="percentage" office:value="0.0797" calcext:value-type="percentage">
            <text:p>7,97%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table:style-name="ce6" office:value-type="percentage" office:value="0.1759" calcext:value-type="percentage">
            <text:p>17,59%</text:p>
          </table:table-cell>
          <table:table-cell table:style-name="ce6" office:value-type="percentage" office:value="0.1723" calcext:value-type="percentage">
            <text:p>17,23%</text:p>
          </table:table-cell>
          <table:table-cell table:style-name="ce6" office:value-type="percentage" office:value="0.1542" calcext:value-type="percentage">
            <text:p>15,42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table:style-name="ce6" office:value-type="percentage" office:value="0.1195" calcext:value-type="percentage">
            <text:p>11,95%</text:p>
          </table:table-cell>
          <table:table-cell table:style-name="ce6" office:value-type="percentage" office:value="0.1013" calcext:value-type="percentage">
            <text:p>10,13%</text:p>
          </table:table-cell>
          <table:table-cell table:style-name="ce6" office:value-type="percentage" office:value="0.0583" calcext:value-type="percentage">
            <text:p>5,83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table:style-name="ce6" office:value-type="percentage" office:value="0.1984" calcext:value-type="percentage">
            <text:p>19,84%</text:p>
          </table:table-cell>
          <table:table-cell table:style-name="ce6" office:value-type="percentage" office:value="0.2192" calcext:value-type="percentage">
            <text:p>21,92%</text:p>
          </table:table-cell>
          <table:table-cell table:style-name="ce6" office:value-type="percentage" office:value="0.1532" calcext:value-type="percentage">
            <text:p>15,32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table:style-name="ce6" office:value-type="percentage" office:value="0.1083" calcext:value-type="percentage">
            <text:p>10,83%</text:p>
          </table:table-cell>
          <table:table-cell table:style-name="ce6" office:value-type="percentage" office:value="0.0891" calcext:value-type="percentage">
            <text:p>8,91%</text:p>
          </table:table-cell>
          <table:table-cell table:style-name="ce6" office:value-type="percentage" office:value="0.0626" calcext:value-type="percentage">
            <text:p>6,26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table:style-name="ce6" office:value-type="percentage" office:value="0.1821" calcext:value-type="percentage">
            <text:p>18,21%</text:p>
          </table:table-cell>
          <table:table-cell table:style-name="ce6" office:value-type="percentage" office:value="0.1802" calcext:value-type="percentage">
            <text:p>18,02%</text:p>
          </table:table-cell>
          <table:table-cell table:style-name="ce6" office:value-type="percentage" office:value="0.1201" calcext:value-type="percentage">
            <text:p>12,01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table:style-name="ce6" office:value-type="percentage" office:value="0.102" calcext:value-type="percentage">
            <text:p>10,20%</text:p>
          </table:table-cell>
          <table:table-cell table:style-name="ce6" office:value-type="percentage" office:value="0.1097" calcext:value-type="percentage">
            <text:p>10,97%</text:p>
          </table:table-cell>
          <table:table-cell table:style-name="ce6" office:value-type="percentage" office:value="0.0482" calcext:value-type="percentage">
            <text:p>4,82%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table:style-name="ce6" office:value-type="percentage" office:value="0.2046" calcext:value-type="percentage">
            <text:p>20,46%</text:p>
          </table:table-cell>
          <table:table-cell table:style-name="ce6" office:value-type="percentage" office:value="0.1783" calcext:value-type="percentage">
            <text:p>17,83%</text:p>
          </table:table-cell>
          <table:table-cell table:style-name="ce6" office:value-type="percentage" office:value="0.1418" calcext:value-type="percentage">
            <text:p>14,18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41" calcext:value-type="percentage">
            <text:p>10,41%</text:p>
          </table:table-cell>
          <table:table-cell table:style-name="ce6" office:value-type="percentage" office:value="0.0762" calcext:value-type="percentage">
            <text:p>7,62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table:style-name="ce6" office:value-type="percentage" office:value="0.2078" calcext:value-type="percentage">
            <text:p>20,78%</text:p>
          </table:table-cell>
          <table:table-cell table:style-name="ce6" office:value-type="percentage" office:value="0.2405" calcext:value-type="percentage">
            <text:p>24,05%</text:p>
          </table:table-cell>
          <table:table-cell table:style-name="ce6" office:value-type="percentage" office:value="0.1708" calcext:value-type="percentage">
            <text:p>17,08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8:.B37])" office:value-type="percentage" office:value="0.09771" calcext:value-type="percentage">
            <text:p>9,77%</text:p>
          </table:table-cell>
          <table:table-cell table:style-name="ce1" table:formula="of:=AVERAGE([.C28:.C37])" office:value-type="percentage" office:value="0.10311" calcext:value-type="percentage">
            <text:p>10,31%</text:p>
          </table:table-cell>
          <table:table-cell table:style-name="ce1" table:formula="of:=AVERAGE([.D28:.D37])" office:value-type="percentage" office:value="0.06291" calcext:value-type="percentage">
            <text:p>6,29%</text:p>
          </table:table-cell>
          <table:table-cell table:style-name="ce1" table:formula="of:=AVERAGE([.E28:.E37])" office:value-type="percentage" office:value="0.07881" calcext:value-type="percentage">
            <text:p>7,88%</text:p>
          </table:table-cell>
          <table:table-cell table:style-name="ce1" table:formula="of:=AVERAGE([.F28:.F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I28:.I37])" office:value-type="percentage" office:value="0.18238" calcext:value-type="percentage">
            <text:p>18,24%</text:p>
          </table:table-cell>
          <table:table-cell table:style-name="ce1" table:formula="of:=AVERAGE([.J28:.J37])" office:value-type="percentage" office:value="0.1925" calcext:value-type="percentage">
            <text:p>19,25%</text:p>
          </table:table-cell>
          <table:table-cell table:style-name="ce1" table:formula="of:=AVERAGE([.K28:.K37])" office:value-type="percentage" office:value="0.13529" calcext:value-type="percentage">
            <text:p>13,53%</text:p>
          </table:table-cell>
          <table:table-cell table:style-name="ce1" table:formula="of:=AVERAGE([.L28:.L37])" office:value-type="percentage" office:value="0.13777" calcext:value-type="percentage">
            <text:p>13,78%</text:p>
          </table:table-cell>
          <table:table-cell table:style-name="ce1" table:formula="of:=AVERAGE([.M28:.M37])" office:value-type="percentage" office:value="0.11987" calcext:value-type="percentage">
            <text:p>11,9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">
          <table:table-cell table:number-columns-repeated="7"/>
          <table:table-cell table:style-name="ce14" table:number-columns-spanned="5" table:number-rows-spanned="1"/>
          <table:covered-table-cell table:number-columns-repeated="3" table:style-name="ce14"/>
          <table:covered-table-cell/>
          <table:table-cell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/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table:style-name="ce6" office:value-type="percentage" office:value="0.1277" calcext:value-type="percentage">
            <text:p>12,77%</text:p>
          </table:table-cell>
          <table:table-cell table:style-name="ce6" office:value-type="percentage" office:value="0.1764" calcext:value-type="percentage">
            <text:p>17,64%</text:p>
          </table:table-cell>
          <table:table-cell table:style-name="ce6" office:value-type="percentage" office:value="0.1251" calcext:value-type="percentage">
            <text:p>12,51%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style-name="ce1" office:value-type="string" calcext:value-type="string">
            <text:p>DASI_2016_1</text:p>
          </table:table-cell>
          <table:table-cell table:style-name="ce11" office:value-type="percentage" office:value="0.2064" calcext:value-type="percentage">
            <text:p>20,64%</text:p>
          </table:table-cell>
          <table:table-cell table:style-name="ce11" office:value-type="percentage" office:value="0.1252" calcext:value-type="percentage">
            <text:p>12,5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642" calcext:value-type="percentage">
            <text:p>16,42%</text:p>
          </table:table-cell>
          <table:table-cell table:style-name="ce6" office:value-type="percentage" office:value="0.1032" calcext:value-type="percentage">
            <text:p>10,32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style-name="ce1" office:value-type="string" calcext:value-type="string">
            <text:p>DASI_2016_2</text:p>
          </table:table-cell>
          <table:table-cell table:style-name="ce11" office:value-type="percentage" office:value="0.1264" calcext:value-type="percentage">
            <text:p>12,64%</text:p>
          </table:table-cell>
          <table:table-cell table:style-name="ce11" office:value-type="percentage" office:value="0.1442" calcext:value-type="percentage">
            <text:p>14,42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1356" calcext:value-type="percentage">
            <text:p>13,56%</text:p>
          </table:table-cell>
          <table:table-cell table:style-name="ce6" office:value-type="percentage" office:value="0.0917" calcext:value-type="percentage">
            <text:p>9,17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style-name="ce1" office:value-type="string" calcext:value-type="string">
            <text:p>DASI_2016_3</text:p>
          </table:table-cell>
          <table:table-cell table:style-name="ce11" office:value-type="percentage" office:value="0.1113" calcext:value-type="percentage">
            <text:p>11,13%</text:p>
          </table:table-cell>
          <table:table-cell table:style-name="ce11" office:value-type="percentage" office:value="0.1039" calcext:value-type="percentage">
            <text:p>10,39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table:style-name="ce6" office:value-type="percentage" office:value="0.0965" calcext:value-type="percentage">
            <text:p>9,65%</text:p>
          </table:table-cell>
          <table:table-cell table:style-name="ce6" office:value-type="percentage" office:value="0.1266" calcext:value-type="percentage">
            <text:p>12,66%</text:p>
          </table:table-cell>
          <table:table-cell table:style-name="ce6" office:value-type="percentage" office:value="0.0923" calcext:value-type="percentage">
            <text:p>9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style-name="ce1" office:value-type="string" calcext:value-type="string">
            <text:p>DASI_2016_4</text:p>
          </table:table-cell>
          <table:table-cell table:style-name="ce11" office:value-type="percentage" office:value="0.0677" calcext:value-type="percentage">
            <text:p>6,77%</text:p>
          </table:table-cell>
          <table:table-cell table:style-name="ce11" office:value-type="percentage" office:value="0.1119" calcext:value-type="percentage">
            <text:p>11,1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table:style-name="ce6" office:value-type="percentage" office:value="0.1252" calcext:value-type="percentage">
            <text:p>12,52%</text:p>
          </table:table-cell>
          <table:table-cell table:style-name="ce6" office:value-type="percentage" office:value="0.2296" calcext:value-type="percentage">
            <text:p>22,96%</text:p>
          </table:table-cell>
          <table:table-cell table:style-name="ce6" office:value-type="percentage" office:value="0.1081" calcext:value-type="percentage">
            <text:p>10,81%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style-name="ce1" office:value-type="string" calcext:value-type="string">
            <text:p>DASI_2016_5</text:p>
          </table:table-cell>
          <table:table-cell table:style-name="ce11" office:value-type="percentage" office:value="0.0435" calcext:value-type="percentage">
            <text:p>4,35%</text:p>
          </table:table-cell>
          <table:table-cell table:style-name="ce11" office:value-type="percentage" office:value="0.0991" calcext:value-type="percentage">
            <text:p>9,9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661" calcext:value-type="percentage">
            <text:p>16,61%</text:p>
          </table:table-cell>
          <table:table-cell table:style-name="ce6" office:value-type="percentage" office:value="0.1002" calcext:value-type="percentage">
            <text:p>10,02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style-name="ce1" office:value-type="string" calcext:value-type="string">
            <text:p>DASI_2016_6</text:p>
          </table:table-cell>
          <table:table-cell table:style-name="ce11" office:value-type="percentage" office:value="0.0999" calcext:value-type="percentage">
            <text:p>9,99%</text:p>
          </table:table-cell>
          <table:table-cell table:style-name="ce11" office:value-type="percentage" office:value="0.1173" calcext:value-type="percentage">
            <text:p>11,7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table:style-name="ce6" office:value-type="percentage" office:value="0.1002" calcext:value-type="percentage">
            <text:p>10,02%</text:p>
          </table:table-cell>
          <table:table-cell table:style-name="ce6" office:value-type="percentage" office:value="0.2439" calcext:value-type="percentage">
            <text:p>24,39%</text:p>
          </table:table-cell>
          <table:table-cell table:style-name="ce6" office:value-type="percentage" office:value="0.0984" calcext:value-type="percentage">
            <text:p>9,84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style-name="ce1" office:value-type="string" calcext:value-type="string">
            <text:p>DASI_2016_7</text:p>
          </table:table-cell>
          <table:table-cell table:style-name="ce11" office:value-type="percentage" office:value="0.0695" calcext:value-type="percentage">
            <text:p>6,95%</text:p>
          </table:table-cell>
          <table:table-cell table:style-name="ce11" office:value-type="percentage" office:value="0.0497" calcext:value-type="percentage">
            <text:p>4,97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table:style-name="ce6" office:value-type="percentage" office:value="0.1171" calcext:value-type="percentage">
            <text:p>11,71%</text:p>
          </table:table-cell>
          <table:table-cell table:style-name="ce6" office:value-type="percentage" office:value="0.1378" calcext:value-type="percentage">
            <text:p>13,78%</text:p>
          </table:table-cell>
          <table:table-cell table:style-name="ce6" office:value-type="percentage" office:value="0.1087" calcext:value-type="percentage">
            <text:p>10,87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style-name="ce1" office:value-type="string" calcext:value-type="string">
            <text:p>DASI_2016_8</text:p>
          </table:table-cell>
          <table:table-cell table:style-name="ce11" office:value-type="percentage" office:value="0.1091" calcext:value-type="percentage">
            <text:p>10,91%</text:p>
          </table:table-cell>
          <table:table-cell table:style-name="ce11" office:value-type="percentage" office:value="0.1206" calcext:value-type="percentage">
            <text:p>12,06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table:style-name="ce6" office:value-type="percentage" office:value="0.1275" calcext:value-type="percentage">
            <text:p>12,75%</text:p>
          </table:table-cell>
          <table:table-cell table:style-name="ce6" office:value-type="percentage" office:value="0.2092" calcext:value-type="percentage">
            <text:p>20,92%</text:p>
          </table:table-cell>
          <table:table-cell table:style-name="ce6" office:value-type="percentage" office:value="0.1178" calcext:value-type="percentage">
            <text:p>11,78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style-name="ce1" office:value-type="string" calcext:value-type="string">
            <text:p>DASI_2016_9</text:p>
          </table:table-cell>
          <table:table-cell table:style-name="ce11" office:value-type="percentage" office:value="0.0879" calcext:value-type="percentage">
            <text:p>8,79%</text:p>
          </table:table-cell>
          <table:table-cell table:style-name="ce11" office:value-type="percentage" office:value="0.1243" calcext:value-type="percentage">
            <text:p>12,43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table:style-name="ce6" office:value-type="percentage" office:value="0.1236" calcext:value-type="percentage">
            <text:p>12,36%</text:p>
          </table:table-cell>
          <table:table-cell table:style-name="ce6" office:value-type="percentage" office:value="0.1964" calcext:value-type="percentage">
            <text:p>19,64%</text:p>
          </table:table-cell>
          <table:table-cell table:style-name="ce6" office:value-type="percentage" office:value="0.0856" calcext:value-type="percentage">
            <text:p>8,5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style-name="ce1" office:value-type="string" calcext:value-type="string">
            <text:p>DASI_2016_10</text:p>
          </table:table-cell>
          <table:table-cell table:style-name="ce11" office:value-type="percentage" office:value="0.1032" calcext:value-type="percentage">
            <text:p>10,32%</text:p>
          </table:table-cell>
          <table:table-cell table:style-name="ce11" office:value-type="percentage" office:value="0.1514" calcext:value-type="percentage">
            <text:p>15,14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/>
          <table:table-cell table:style-name="ce1" table:formula="of:=AVERAGE([.B41:.B50])" office:value-type="percentage" office:value="0.11547" calcext:value-type="percentage">
            <text:p>11,55%</text:p>
          </table:table-cell>
          <table:table-cell table:style-name="ce1" table:formula="of:=AVERAGE([.C41:.C50])" office:value-type="percentage" office:value="0.17858" calcext:value-type="percentage">
            <text:p>17,86%</text:p>
          </table:table-cell>
          <table:table-cell table:style-name="ce1" table:formula="of:=AVERAGE([.D41:.D50])" office:value-type="percentage" office:value="0.10311" calcext:value-type="percentage">
            <text:p>10,31%</text:p>
          </table:table-cell>
          <table:table-cell table:style-name="ce1" table:formula="of:=AVERAGE([.E41:.E50])" office:value-type="percentage" office:value="0.09672" calcext:value-type="percentage">
            <text:p>9,67%</text:p>
          </table:table-cell>
          <table:table-cell table:style-name="ce1" table:formula="of:=AVERAGE([.F41:.F50])" office:value-type="percentage" office:value="0.08326" calcext:value-type="percentage">
            <text:p>8,33%</text:p>
          </table:table-cell>
          <table:table-cell table:style-name="ce1"/>
          <table:table-cell/>
          <table:table-cell table:style-name="ce1" table:formula="of:=AVERAGE([.I41:.I50])" office:value-type="percentage" office:value="0.10249" calcext:value-type="percentage">
            <text:p>10,25%</text:p>
          </table:table-cell>
          <table:table-cell table:style-name="ce1" table:formula="of:=AVERAGE([.J41:.J50])" office:value-type="percentage" office:value="0.11476" calcext:value-type="percentage">
            <text:p>11,48%</text:p>
          </table:table-cell>
          <table:table-cell table:style-name="ce1" table:formula="of:=AVERAGE([.K41:.K50])" office:value-type="percentage" office:value="0.04006" calcext:value-type="percentage">
            <text:p>4,01%</text:p>
          </table:table-cell>
          <table:table-cell table:style-name="ce1" table:formula="of:=AVERAGE([.L41:.L50])" office:value-type="percentage" office:value="0.04731" calcext:value-type="percentage">
            <text:p>4,73%</text:p>
          </table:table-cell>
          <table:table-cell table:style-name="ce1" table:formula="of:=AVERAGE([.M41:.M50])" office:value-type="percentage" office:value="0.03676" calcext:value-type="percentage">
            <text:p>3,6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number-columns-repeated="6"/>
          <table:table-cell table:style-name="ce1" office:value-type="string" calcext:value-type="string">
            <text:p>GAIN</text:p>
          </table:table-cell>
          <table:table-cell table:style-name="ce1" table:number-columns-repeated="5"/>
          <table:table-cell/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/>
          <table:table-cell table:style-name="ce10" office:value-type="string" calcext:value-type="string">
            <text:p>RBF</text:p>
          </table:table-cell>
          <table:table-cell table:style-name="ce10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1"/>
        </table:table-row>
        <table:table-row table:style-name="ro1">
          <table:table-cell table:style-name="ce1" office:value-type="string" calcext:value-type="string">
            <text:p>DASI_2019_1</text:p>
          </table:table-cell>
          <table:table-cell table:style-name="ce11" office:value-type="percentage" office:value="0.0795" calcext:value-type="percentage">
            <text:p>7,95%</text:p>
          </table:table-cell>
          <table:table-cell table:style-name="ce11" office:value-type="percentage" office:value="0.0783" calcext:value-type="percentage">
            <text:p>7,83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/>
          <table:table-cell table:style-name="ce1" office:value-type="string" calcext:value-type="string">
            <text:p>DASI_2022_1</text:p>
          </table:table-cell>
          <table:table-cell table:style-name="ce11" office:value-type="percentage" office:value="0.1204" calcext:value-type="percentage">
            <text:p>12,04%</text:p>
          </table:table-cell>
          <table:table-cell table:style-name="ce11" office:value-type="percentage" office:value="0.1759" calcext:value-type="percentage">
            <text:p>17,59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2</text:p>
          </table:table-cell>
          <table:table-cell table:style-name="ce11" office:value-type="percentage" office:value="0.1011" calcext:value-type="percentage">
            <text:p>10,11%</text:p>
          </table:table-cell>
          <table:table-cell table:style-name="ce11" office:value-type="percentage" office:value="0.1202" calcext:value-type="percentage">
            <text:p>12,02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/>
          <table:table-cell table:style-name="ce1" office:value-type="string" calcext:value-type="string">
            <text:p>DASI_2022_2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222" calcext:value-type="percentage">
            <text:p>12,22%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3</text:p>
          </table:table-cell>
          <table:table-cell table:style-name="ce11" office:value-type="percentage" office:value="0.0949" calcext:value-type="percentage">
            <text:p>9,49%</text:p>
          </table:table-cell>
          <table:table-cell table:style-name="ce11" office:value-type="percentage" office:value="0.0936" calcext:value-type="percentage">
            <text:p>9,36%</text:p>
          </table:table-cell>
          <table:table-cell office:value-type="percentage" office:value="0.0872" calcext:value-type="percentage">
            <text:p>8,7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/>
          <table:table-cell table:style-name="ce1" office:value-type="string" calcext:value-type="string">
            <text:p>DASI_2022_3</text:p>
          </table:table-cell>
          <table:table-cell table:style-name="ce11" office:value-type="percentage" office:value="0.0984" calcext:value-type="percentage">
            <text:p>9,84%</text:p>
          </table:table-cell>
          <table:table-cell table:style-name="ce11" office:value-type="percentage" office:value="0.1181" calcext:value-type="percentage">
            <text:p>11,81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4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191" calcext:value-type="percentage">
            <text:p>11,91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/>
          <table:table-cell table:style-name="ce1" office:value-type="string" calcext:value-type="string">
            <text:p>DASI_2022_4</text:p>
          </table:table-cell>
          <table:table-cell table:style-name="ce11" office:value-type="percentage" office:value="0.1245" calcext:value-type="percentage">
            <text:p>12,45%</text:p>
          </table:table-cell>
          <table:table-cell table:style-name="ce11" office:value-type="percentage" office:value="0.1234" calcext:value-type="percentage">
            <text:p>12,34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5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031" calcext:value-type="percentage">
            <text:p>10,31%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/>
          <table:table-cell table:style-name="ce1" office:value-type="string" calcext:value-type="string">
            <text:p>DASI_2022_5</text:p>
          </table:table-cell>
          <table:table-cell table:style-name="ce11" office:value-type="percentage" office:value="0.1145" calcext:value-type="percentage">
            <text:p>11,45%</text:p>
          </table:table-cell>
          <table:table-cell table:style-name="ce11" office:value-type="percentage" office:value="0.138" calcext:value-type="percentage">
            <text:p>13,80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6</text:p>
          </table:table-cell>
          <table:table-cell table:style-name="ce11" office:value-type="percentage" office:value="0.1119" calcext:value-type="percentage">
            <text:p>11,19%</text:p>
          </table:table-cell>
          <table:table-cell table:style-name="ce11" office:value-type="percentage" office:value="0.1302" calcext:value-type="percentage">
            <text:p>13,02%</text:p>
          </table:table-cell>
          <table:table-cell office:value-type="percentage" office:value="0.0992" calcext:value-type="percentage">
            <text:p>9,92%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/>
          <table:table-cell table:style-name="ce1" office:value-type="string" calcext:value-type="string">
            <text:p>DASI_2022_6</text:p>
          </table:table-cell>
          <table:table-cell table:style-name="ce11" office:value-type="percentage" office:value="0.1154" calcext:value-type="percentage">
            <text:p>11,54%</text:p>
          </table:table-cell>
          <table:table-cell table:style-name="ce11" office:value-type="percentage" office:value="0.1128" calcext:value-type="percentage">
            <text:p>11,28%</text:p>
          </table:table-cell>
          <table:table-cell office:value-type="string" calcext:value-type="string">
            <text:p>x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7</text:p>
          </table:table-cell>
          <table:table-cell table:style-name="ce11" office:value-type="percentage" office:value="0.0991" calcext:value-type="percentage">
            <text:p>9,91%</text:p>
          </table:table-cell>
          <table:table-cell table:style-name="ce11" office:value-type="percentage" office:value="0.1029" calcext:value-type="percentage">
            <text:p>10,29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/>
          <table:table-cell table:style-name="ce1" office:value-type="string" calcext:value-type="string">
            <text:p>DASI_2022_7</text:p>
          </table:table-cell>
          <table:table-cell table:style-name="ce11" office:value-type="percentage" office:value="0.1024" calcext:value-type="percentage">
            <text:p>10,24%</text:p>
          </table:table-cell>
          <table:table-cell table:style-name="ce11" office:value-type="percentage" office:value="0.1082" calcext:value-type="percentage">
            <text:p>10,82%</text:p>
          </table:table-cell>
          <table:table-cell office:value-type="string" calcext:value-type="string">
            <text:p>x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8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156" calcext:value-type="percentage">
            <text:p>11,56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/>
          <table:table-cell table:style-name="ce1" office:value-type="string" calcext:value-type="string">
            <text:p>DASI_2022_8</text:p>
          </table:table-cell>
          <table:table-cell table:style-name="ce11" office:value-type="percentage" office:value="0.1387" calcext:value-type="percentage">
            <text:p>13,87%</text:p>
          </table:table-cell>
          <table:table-cell table:style-name="ce11" office:value-type="percentage" office:value="0.1643" calcext:value-type="percentage">
            <text:p>16,43%</text:p>
          </table:table-cell>
          <table:table-cell office:value-type="string" calcext:value-type="string">
            <text:p>x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9</text:p>
          </table:table-cell>
          <table:table-cell table:style-name="ce11" office:value-type="percentage" office:value="0.1124" calcext:value-type="percentage">
            <text:p>11,24%</text:p>
          </table:table-cell>
          <table:table-cell table:style-name="ce11" office:value-type="percentage" office:value="0.1111" calcext:value-type="percentage">
            <text:p>11,11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/>
          <table:table-cell table:style-name="ce1" office:value-type="string" calcext:value-type="string">
            <text:p>DASI_2022_9</text:p>
          </table:table-cell>
          <table:table-cell table:style-name="ce11" office:value-type="percentage" office:value="0.0992" calcext:value-type="percentage">
            <text:p>9,92%</text:p>
          </table:table-cell>
          <table:table-cell table:style-name="ce11" office:value-type="percentage" office:value="0.1588" calcext:value-type="percentage">
            <text:p>15,88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10</text:p>
          </table:table-cell>
          <table:table-cell table:style-name="ce11" office:value-type="percentage" office:value="0.0924" calcext:value-type="percentage">
            <text:p>9,24%</text:p>
          </table:table-cell>
          <table:table-cell table:style-name="ce11" office:value-type="percentage" office:value="0.1273" calcext:value-type="percentage">
            <text:p>12,73%</text:p>
          </table:table-cell>
          <table:table-cell office:value-type="percentage" office:value="0.0955" calcext:value-type="percentage">
            <text:p>9,55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ce1" office:value-type="string" calcext:value-type="string">
            <text:p>DASI_2022_10</text:p>
          </table:table-cell>
          <table:table-cell table:style-name="ce11" office:value-type="percentage" office:value="0.0968" calcext:value-type="percentage">
            <text:p>9,68%</text:p>
          </table:table-cell>
          <table:table-cell table:style-name="ce11" office:value-type="percentage" office:value="0.1387" calcext:value-type="percentage">
            <text:p>13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/>
          <table:table-cell table:style-name="ce1" table:formula="of:=AVERAGE([.B54:.B63])" office:value-type="percentage" office:value="0.09894" calcext:value-type="percentage">
            <text:p>9,89%</text:p>
          </table:table-cell>
          <table:table-cell table:style-name="ce1" table:formula="of:=AVERAGE([.C54:.C63])" office:value-type="percentage" office:value="0.11014" calcext:value-type="percentage">
            <text:p>11,01%</text:p>
          </table:table-cell>
          <table:table-cell table:style-name="ce1" table:formula="of:=AVERAGE([.D54:.D63])" office:value-type="percentage" office:value="0.08984" calcext:value-type="percentage">
            <text:p>8,98%</text:p>
          </table:table-cell>
          <table:table-cell table:style-name="ce1" table:formula="of:=AVERAGE([.E54:.E63])" office:value-type="percentage" office:value="0.09329" calcext:value-type="percentage">
            <text:p>9,33%</text:p>
          </table:table-cell>
          <table:table-cell table:style-name="ce1" table:formula="of:=AVERAGE([.F54:.F63])" office:value-type="percentage" office:value="0.08247" calcext:value-type="percentage">
            <text:p>8,25%</text:p>
          </table:table-cell>
          <table:table-cell table:number-columns-repeated="2"/>
          <table:table-cell table:style-name="ce1" table:formula="of:=AVERAGE([.I54:.I63])" office:value-type="percentage" office:value="0.11006" calcext:value-type="percentage">
            <text:p>11,01%</text:p>
          </table:table-cell>
          <table:table-cell table:style-name="ce1" table:formula="of:=AVERAGE([.J54:.J63])" office:value-type="percentage" office:value="0.13604" calcext:value-type="percentage">
            <text:p>13,60%</text:p>
          </table:table-cell>
          <table:table-cell table:style-name="ce1" table:formula="of:=AVERAGE([.K54:.K63])" office:value-type="percentage" office:value="0.0897285714285714" calcext:value-type="percentage">
            <text:p>8,97%</text:p>
          </table:table-cell>
          <table:table-cell table:style-name="ce1" table:formula="of:=AVERAGE([.L54:.L63])" office:value-type="percentage" office:value="0.09737" calcext:value-type="percentage">
            <text:p>9,74%</text:p>
          </table:table-cell>
          <table:table-cell table:style-name="ce1" table:formula="of:=AVERAGE([.M54:.M63])" office:value-type="percentage" office:value="0.09163" calcext:value-type="percentage">
            <text:p>9,16%</text:p>
          </table:table-cell>
          <table:table-cell table:number-columns-repeated="16371"/>
        </table:table-row>
        <table:table-row table:style-name="ro1" table:number-rows-repeated="2">
          <table:table-cell table:style-name="ce3"/>
          <table:table-cell table:number-columns-repeated="1638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PROPOSED</text:p>
          </table:table-cell>
          <table:table-cell table:number-columns-repeated="1638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percentage" office:value="0.1379" calcext:value-type="percentage">
            <text:p>13,79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8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042" calcext:value-type="percentage">
            <text:p>10,42%</text:p>
          </table:table-cell>
          <table:table-cell table:number-columns-repeated="1638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0401" calcext:value-type="percentage">
            <text:p>4,01%</text:p>
          </table:table-cell>
          <table:table-cell table:number-columns-repeated="1638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066" calcext:value-type="percentage">
            <text:p>10,66%</text:p>
          </table:table-cell>
          <table:table-cell table:number-columns-repeated="1638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office:value-type="percentage" office:value="0.1132" calcext:value-type="percentage">
            <text:p>11,32%</text:p>
          </table:table-cell>
          <table:table-cell office:value-type="percentage" office:value="0.1109" calcext:value-type="percentage">
            <text:p>11,09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638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6380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80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353" calcext:value-type="percentage">
            <text:p>13,53%</text:p>
          </table:table-cell>
          <table:table-cell table:number-columns-repeated="16380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0897" calcext:value-type="percentage">
            <text:p>8,97%</text:p>
          </table:table-cell>
          <table:table-cell table:number-columns-repeated="16380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031" calcext:value-type="percentage">
            <text:p>10,31%</text:p>
          </table:table-cell>
          <table:table-cell table:number-columns-repeated="16380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8.999cm" svg:x="4.617cm" svg:y="3.285cm">
            <draw:object draw:notify-on-update-of-ranges="Φύλλο2.A16:Φύλλο2.A16 Φύλλο2.A17:Φύλλο2.A19 Φύλλο2.B16:Φύλλο2.B16 Φύλλο2.B17:Φύλλο2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16379" table:default-cell-style-name="Default"/>
        <table:table-row table:style-name="ro3">
          <table:table-cell/>
          <table:table-cell office:value-type="string" calcext:value-type="string">
            <text:p>rbf3</text:p>
          </table:table-cell>
          <table:table-cell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Default" office:value-type="string" calcext:value-type="string">
            <text:p>Lbfg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678" calcext:value-type="percentage">
            <text:p>16,7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2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759" calcext:value-type="percentage">
            <text:p>17,5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3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58" calcext:value-type="percentage">
            <text:p>18,58%</text:p>
          </table:table-cell>
          <table:table-cell office:value-type="percentage" office:value="0.1925" calcext:value-type="percentage">
            <text:p>19,2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4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2" calcext:value-type="percentage">
            <text:p>15,7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5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1" calcext:value-type="percentage">
            <text:p>17,1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6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1517" calcext:value-type="percentage">
            <text:p>15,1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7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8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708" calcext:value-type="percentage">
            <text:p>17,0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9</text:p>
          </table:table-cell>
          <table:table-cell office:value-type="string" calcext:value-type="string">
            <text:p>x</text:p>
          </table:table-cell>
          <table:table-cell office:value-type="percentage" office:value="0.2523" calcext:value-type="percentage">
            <text:p>25,23%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527" calcext:value-type="percentage">
            <text:p>15,2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0</text:p>
          </table:table-cell>
          <table:table-cell office:value-type="string" calcext:value-type="string">
            <text:p>x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569" calcext:value-type="percentage">
            <text:p>15,69%</text:p>
          </table:table-cell>
          <table:table-cell table:number-columns-repeated="16379"/>
        </table:table-row>
        <table:table-row table:style-name="ro3">
          <table:table-cell table:style-name="ce10"/>
          <table:table-cell table:style-name="ce13" table:formula="of:=AVERAGE([.B2:.B11])" office:value-type="percentage" office:value="0.083075" calcext:value-type="percentage">
            <text:p>8,31%</text:p>
          </table:table-cell>
          <table:table-cell table:style-name="ce13" table:formula="of:=AVERAGE([.C2:.C11])" office:value-type="percentage" office:value="0.24655" calcext:value-type="percentage">
            <text:p>24,66%</text:p>
          </table:table-cell>
          <table:table-cell table:style-name="ce13" table:formula="of:=AVERAGE([.D2:.D11])" office:value-type="percentage" office:value="0.16366" calcext:value-type="percentage">
            <text:p>16,37%</text:p>
          </table:table-cell>
          <table:table-cell table:style-name="ce13" table:formula="of:=AVERAGE([.E2:.E11])" office:value-type="percentage" office:value="0.16844" calcext:value-type="percentage">
            <text:p>16,84%</text:p>
          </table:table-cell>
          <table:table-cell table:style-name="ce10" table:number-columns-repeated="16379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3">
          <table:table-cell/>
          <table:table-cell table:style-name="Default" table:number-columns-repeated="4"/>
          <table:table-cell table:number-columns-repeated="16379"/>
        </table:table-row>
        <table:table-row table:style-name="ro3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BFGS</text:p>
          </table:table-cell>
          <table:table-cell office:value-type="percentage" office:value="0.1637" calcext:value-type="percentage">
            <text:p>16,37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RBF</text:p>
          </table:table-cell>
          <table:table-cell office:value-type="percentage" office:value="0.2466" calcext:value-type="percentage">
            <text:p>24,66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percentage" office:value="0.0831" calcext:value-type="percentage">
            <text:p>8,31%</text:p>
          </table:table-cell>
          <table:table-cell table:style-name="Default" table:number-columns-repeated="3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percentage-style style:name="N116">
      <number:number number:decimal-places="3" number:min-decimal-places="3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8">
      <number:number number:decimal-places="5" number:min-decimal-places="5" number:min-integer-digits="1"/>
      <number:text>%</number:text>
    </number:percentage-style>
    <number:percentage-style style:name="N119">
      <number:number number:decimal-places="6" number:min-decimal-places="6" number:min-integer-digits="1"/>
      <number:text>%</number:text>
    </number:percentage-style>
    <number:percentage-style style:name="N120">
      <number:number number:decimal-places="1" number:min-decimal-places="1" number:min-integer-digits="0"/>
      <number:text>%</number:text>
    </number:percentage-style>
    <number:percentage-style style:name="N121">
      <number:number number:decimal-places="2" number:min-decimal-places="2" number:min-integer-digits="0"/>
      <number:text>%</number:text>
    </number:percentage-style>
    <number:percentage-style style:name="N122">
      <number:number number:decimal-places="3" number:min-decimal-places="3" number:min-integer-digits="0"/>
      <number:text>%</number:text>
    </number:percentage-style>
    <number:percentage-style style:name="N123">
      <number:number number:decimal-places="4" number:min-decimal-places="4" number:min-integer-digits="0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21:59:45.425079114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21T22:47:09.782324520</dc:date>
    <meta:editing-duration>PT21H54M21S</meta:editing-duration>
    <meta:editing-cycles>199</meta:editing-cycles>
    <meta:generator>LibreOffice/25.2.3.2$Linux_X86_64 LibreOffice_project/520$Build-2</meta:generator>
    <meta:document-statistic meta:table-count="2" meta:cell-count="82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2.451cm" svg:y="0.315cm" chart:style-name="ch2">
          <text:p>CLASSIFICATION ERROR FOR THE FORESTFIRE PROBLEM</text:p>
        </chart:title>
        <chart:legend chart:legend-position="end" svg:x="12.698cm" svg:y="3.719cm" style:legend-expansion="high" chart:style-name="ch3"/>
        <chart:plot-area chart:style-name="ch4" svg:x="1.306cm" svg:y="1.83cm" svg:width="11.072cm" svg:height="6.034cm">
          <chart:coordinate-region svg:x="2.729cm" svg:y="2.024cm" svg:width="9.263cm" svg:height="5.204cm"/>
          <chart:axis chart:dimension="x" chart:name="primary-x" chart:style-name="ch5" chartooo:axis-type="auto">
            <chartooo:date-scale/>
            <chart:title svg:x="6.342cm" svg:y="8.045cm" chart:style-name="ch2">
              <text:p><text:span text:style-name="T1">YEAR</text:span></text:p>
            </chart:title>
            <chart:categories table:cell-range-address="Φύλλο1.A68:Φύλλο1.A77"/>
          </chart:axis>
          <chart:axis chart:dimension="y" chart:name="primary-y" chart:style-name="ch6">
            <chart:title svg:x="0.451cm" svg:y="5.491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1.B68:Φύλλο1.B77" chart:label-cell-address="Φύλλο1.B67:Φύλλο1.B67" chart:class="chart:line">
            <chart:data-point chart:repeated="10"/>
          </chart:series>
          <chart:series chart:style-name="ch10" chart:values-cell-range-address="Φύλλο1.C68:Φύλλο1.C77" chart:label-cell-address="Φύλλο1.C67:Φύλλο1.C67" chart:class="chart:line">
            <chart:data-point chart:repeated="10"/>
          </chart:series>
          <chart:series chart:style-name="ch11" chart:values-cell-range-address="Φύλλο1.D68:Φύλλο1.D77" chart:label-cell-address="Φύλλο1.D67:Φύλλο1.D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Φύλλο1.B67:Φύλλο1.B67</svg:desc>
                </draw:g>
              </table:table-cell>
              <table:table-cell office:value-type="string">
                <text:p>BFGS</text:p>
                <draw:g>
                  <svg:desc>Φύλλο1.C67:Φύλλο1.C67</svg:desc>
                </draw:g>
              </table:table-cell>
              <table:table-cell office:value-type="string">
                <text:p>PROPOSED</text:p>
                <draw:g>
                  <svg:desc>Φύλλο1.D67:Φύλλο1.D67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A68:Φύλλο1.A77</svg:desc>
                </draw:g>
              </table:table-cell>
              <table:table-cell office:value-type="float" office:value="0.1379">
                <text:p>0.1379</text:p>
                <draw:g>
                  <svg:desc>Φύλλο1.B68:Φύλλο1.B77</svg:desc>
                </draw:g>
              </table:table-cell>
              <table:table-cell office:value-type="float" office:value="0.1558">
                <text:p>0.1558</text:p>
                <draw:g>
                  <svg:desc>Φύλλο1.C68:Φύλλο1.C77</svg:desc>
                </draw:g>
              </table:table-cell>
              <table:table-cell office:value-type="float" office:value="0.1133">
                <text:p>0.1133</text:p>
                <draw:g>
                  <svg:desc>Φύλλο1.D68:Φύλλο1.D77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238">
                <text:p>0.1238</text:p>
              </table:table-cell>
              <table:table-cell office:value-type="float" office:value="0.1614">
                <text:p>0.161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1025">
                <text:p>0.1025</text:p>
              </table:table-cell>
              <table:table-cell office:value-type="float" office:value="0.1148">
                <text:p>0.1148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276">
                <text:p>0.1276</text:p>
              </table:table-cell>
              <table:table-cell office:value-type="float" office:value="0.1462">
                <text:p>0.1462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132">
                <text:p>0.1132</text:p>
              </table:table-cell>
              <table:table-cell office:value-type="float" office:value="0.1109">
                <text:p>0.1109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89">
                <text:p>0.0989</text:p>
              </table:table-cell>
              <table:table-cell office:value-type="float" office:value="0.1101">
                <text:p>0.1101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977">
                <text:p>0.0977</text:p>
              </table:table-cell>
              <table:table-cell office:value-type="float" office:value="0.1031">
                <text:p>0.1031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824">
                <text:p>0.1824</text:p>
              </table:table-cell>
              <table:table-cell office:value-type="float" office:value="0.1925">
                <text:p>0.1925</text:p>
              </table:table-cell>
              <table:table-cell office:value-type="float" office:value="0.1353">
                <text:p>0.135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1101">
                <text:p>0.1101</text:p>
              </table:table-cell>
              <table:table-cell office:value-type="float" office:value="0.136">
                <text:p>0.13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1155">
                <text:p>0.1155</text:p>
              </table:table-cell>
              <table:table-cell office:value-type="float" office:value="0.1786">
                <text:p>0.1786</text:p>
              </table:table-cell>
              <table:table-cell office:value-type="float" office:value="0.1031">
                <text:p>0.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826cm" svg:y="0.316cm" chart:style-name="ch2">
          <text:p>PIRVISION ERROR</text:p>
        </chart:title>
        <chart:legend chart:legend-position="end" svg:x="13.998cm" svg:y="4.206cm" style:legend-expansion="high" chart:style-name="ch3"/>
        <chart:plot-area chart:style-name="ch4" svg:x="1.306cm" svg:y="1.301cm" svg:width="12.372cm" svg:height="6.563cm">
          <chart:coordinate-region svg:x="2.729cm" svg:y="1.496cm" svg:width="10.949cm" svg:height="5.732cm"/>
          <chart:axis chart:dimension="x" chart:name="primary-x" chart:style-name="ch5" chartooo:axis-type="auto">
            <chartooo:date-scale/>
            <chart:title svg:x="6.73cm" svg:y="8.045cm" chart:style-name="ch2">
              <text:p><text:span text:style-name="T1">METHOD</text:span></text:p>
            </chart:title>
            <chart:categories table:cell-range-address="Φύλλο2.A17:Φύλλο2.A19"/>
          </chart:axis>
          <chart:axis chart:dimension="y" chart:name="primary-y" chart:style-name="ch6">
            <chart:title svg:x="0.451cm" svg:y="5.226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2.B17:Φύλλο2.B19" chart:label-cell-address="Φύλλο2.B16:Φύλλο2.B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6:Φύλλο2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GS</text:p>
                <draw:g>
                  <svg:desc>Φύλλο2.A17:Φύλλο2.A19</svg:desc>
                </draw:g>
              </table:table-cell>
              <table:table-cell office:value-type="float" office:value="0.1637">
                <text:p>0.1637</text:p>
                <draw:g>
                  <svg:desc>Φύλλο2.B17:Φύλλο2.B19</svg:desc>
                </draw:g>
              </table:table-cell>
            </table:table-row>
            <table:table-row>
              <table:table-cell office:value-type="string">
                <text:p>RBF</text:p>
              </table:table-cell>
              <table:table-cell office:value-type="float" office:value="0.2466">
                <text:p>0.246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0831">
                <text:p>0.0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